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lack-Lato" svg:font-family="Slack-Lato, Slack-Fractions, appleLogo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/>
    </style:style>
    <style:style style:name="P3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</style:style>
    <style:style style:name="P4" style:family="paragraph" style:parent-style-name="Preformatted_20_Text">
      <style:paragraph-properties fo:margin-top="0.106cm" fo:margin-bottom="0.106cm" fo:padding="0cm" fo:border="none"/>
    </style:style>
    <style:style style:name="T1" style:family="text">
      <style:text-properties fo:font-variant="normal" fo:text-transform="none" fo:color="#d1d2d3" style:font-name="Slack-Lato" fo:font-size="11.25pt" fo:letter-spacing="normal" fo:font-style="normal" fo:font-weight="normal"/>
    </style:style>
    <style:style style:name="T2" style:family="text">
      <style:text-properties fo:font-variant="normal" fo:text-transform="none" style:font-name="Slack-Lato" fo:font-size="11.25pt" fo:letter-spacing="normal" fo:font-style="normal" fo:font-weight="normal"/>
    </style:style>
    <style:style style:name="T3" style:family="text">
      <style:text-properties fo:font-variant="normal" fo:text-transform="none" fo:color="#000000" style:font-name="Slack-Lato" fo:font-size="11.2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QUERY select</text:span> </text:p>
      <text:p text:style-name="P2"/>
      <text:p text:style-name="P3">1- Selezionare tutte le software house americane (3)</text:p>
      <text:p text:style-name="P4"/>
      <text:p text:style-name="P4">2- Selezionare tutti i giocatori della città di 'Rogahnland' (2)</text:p>
      <text:p text:style-name="P4"/>
      <text:p text:style-name="P4">3- Selezionare tutti i giocatori il cui nome finisce per "a" (220)</text:p>
      <text:p text:style-name="P4"/>
      <text:p text:style-name="P4">4- Selezionare tutte le recensioni scritte dal giocatore con ID = 800 (11)</text:p>
      <text:p text:style-name="P4"/>
      <text:p text:style-name="P4">5- Contare quanti tornei ci sono stati nell'anno 2015 (9)</text:p>
      <text:p text:style-name="P4"/>
      <text:p text:style-name="P4">6- Selezionare tutti i premi che contengono nella descrizione la parola 'facere' (2)</text:p>
      <text:p text:style-name="P4"/>
      <text:p text:style-name="P4">7- Selezionare tutti i videogame che hanno la categoria 2 (FPS) o 6 (RPG), mostrandoli una sola volta (del videogioco vogliamo solo l'ID) (287)</text:p>
      <text:p text:style-name="P4"/>
      <text:p text:style-name="P4">8- Selezionare tutte le recensioni con voto compreso tra 2 e 4 (2947)</text:p>
      <text:p text:style-name="P4"/>
      <text:p text:style-name="P4">9- Selezionare tutti i dati dei videogiochi rilasciati nell'anno 2020 (46)</text:p>
      <text:p text:style-name="P4"/>
      <text:p text:style-name="P4">10- Selezionare gli id dei videogame che hanno ricevuto almeno una recensione da stelle, mostrandoli una sola volta (443)</text:p>
      <text:p text:style-name="P4"/>
      <text:p text:style-name="P4">*********** BONUS ***********</text:p>
      <text:p text:style-name="P4">11- Selezionare il numero e la media delle recensioni per il videogioco con ID = 412 (review number = 12, avg_rating = 3)</text:p>
      <text:p text:style-name="P4"/>
      <text:p text:style-name="P4">12- Selezionare il numero di videogame che la software house con ID = 1 ha rilasciato nel 2018 (13)</text:p>
      <text:p text:style-name="P4"/>
      <text:p text:style-name="P4"><text:span text:style-name="T3">Query GROUP BY:</text:span> </text:p>
      <text:p text:style-name="P4">1- Contare quante software house ci sono per ogni paese (3)</text:p>
      <text:p text:style-name="P4"/>
      <text:p text:style-name="P4">2- Contare quante recensioni ha ricevuto ogni videogioco (del videogioco vogliamo solo l'ID) (500)</text:p>
      <text:p text:style-name="P4"/>
      <text:p text:style-name="P4">3- Contare quanti videogiochi hanno ciascuna classificazione PEGI (della classificazione PEGI vogliamo solo l'ID) (13)</text:p>
      <text:p text:style-name="P4"/>
      <text:p text:style-name="P4">4- Mostrare il numero di videogiochi rilasciati ogni anno (11)</text:p>
      <text:p text:style-name="P4"/>
      <text:p text:style-name="P4">5- Contare quanti videogiochi sono disponbiili per ciascun device (del device vogliamo solo l'ID) (7)</text:p>
      <text:p text:style-name="P4"><text:soft-page-break/></text:p>
      <text:p text:style-name="P4">6- Ordinare i videogame in base alla media delle recensioni (del videogioco vogliamo solo l'ID) (500)</text:p>
      <text:p text:style-name="P4"/>
      <text:p text:style-name="P4"><text:span text:style-name="T3">Query con JOIN:</text:span> </text:p>
      <text:p text:style-name="P4">1- Selezionare i dati di tutti giocatori che hanno scritto almeno una recensione, mostrandoli una sola volta (996)</text:p>
      <text:p text:style-name="P4"/>
      <text:p text:style-name="P4">2- Sezionare tutti i videogame dei tornei tenuti nel 2016, mostrandoli una sola volta (226)</text:p>
      <text:p text:style-name="P4"/>
      <text:p text:style-name="P4">3- Mostrare le categorie di ogni videogioco (1718)</text:p>
      <text:p text:style-name="P4"/>
      <text:p text:style-name="P4">4- Selezionare i dati di tutte le software house che hanno rilasciato almeno un gioco dopo il 2020, mostrandoli una sola volta (6)</text:p>
      <text:p text:style-name="P4"/>
      <text:p text:style-name="P4">5- Selezionare i premi ricevuti da ogni software house per i videogiochi che ha prodotto (55)</text:p>
      <text:p text:style-name="P4"/>
      <text:p text:style-name="P4">6- Selezionare categorie e classificazioni PEGI dei videogiochi che hanno ricevuto recensioni da 4 e 5 stelle, mostrandole una sola volta (3363)</text:p>
      <text:p text:style-name="P4"/>
      <text:p text:style-name="P4">7- Selezionare quali giochi erano presenti nei tornei nei quali hanno partecipato i giocatori il cui nome inizia per 'S' (474)</text:p>
      <text:p text:style-name="P4"/>
      <text:p text:style-name="P4">8- Selezionare le città in cui è stato giocato il gioco dell'anno del 2018 (36)</text:p>
      <text:p text:style-name="P4"/>
      <text:p text:style-name="P4">9- Selezionare i giocatori che hanno giocato al gioco più atteso del 2018 in un torneo del 2019 (3306)</text:p>
      <text:p text:style-name="P4"/>
      <text:p text:style-name="P4">*********** BONUS ***********</text:p>
      <text:p text:style-name="P4"/>
      <text:p text:style-name="P4">10- Selezionare i dati della prima software house che ha rilasciato un gioco, assieme ai dati del gioco stesso (software house id : 5)</text:p>
      <text:p text:style-name="P4"/>
      <text:p text:style-name="P4">11- Selezionare i dati del videogame (id, name, release_date, totale recensioni) con più recensioni (videogame id : 398)</text:p>
      <text:p text:style-name="P4"/>
      <text:p text:style-name="P4">12- Selezionare la software house che ha vinto più premi tra il 2015 e il 2016 (software house id : 1)</text:p>
      <text:p text:style-name="P4"/>
      <text:p text:style-name="P4">13- Selezionare le categorie dei videogame i quali hanno una media recensioni inferiore a 2 (10)</text:p>
      <text:p text:style-name="P4"/>
      <text:p text:style-name="P4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lack-Lato" svg:font-family="Slack-Lato, Slack-Fractions, appleLogo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cesco Cauzzi</meta:initial-creator>
    <meta:creation-date>2023-09-20T14:21:26.40</meta:creation-date>
    <meta:document-statistic meta:table-count="0" meta:image-count="0" meta:object-count="0" meta:page-count="3" meta:paragraph-count="36" meta:word-count="506" meta:character-count="3047"/>
    <dc:date>2023-09-20T14:23:56.35</dc:date>
    <dc:creator>Francesco Cauzzi</dc:creator>
    <meta:editing-duration>PT2M30S</meta:editing-duration>
    <meta:editing-cycles>1</meta:editing-cycles>
    <meta:generator>OpenOffice/4.1.13$Win32 OpenOffice.org_project/4113m1$Build-9810</meta:generator>
  </office:meta>
</office:document-meta>
</file>